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.88mm"/>
    </style:style>
    <style:style style:name="co2" style:family="table-column">
      <style:table-column-properties fo:break-before="auto" style:column-width="160.39mm"/>
    </style:style>
    <style:style style:name="co3" style:family="table-column">
      <style:table-column-properties fo:break-before="auto" style:column-width="128.8mm"/>
    </style:style>
    <style:style style:name="co4" style:family="table-column">
      <style:table-column-properties fo:break-before="auto" style:column-width="103.21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36.21mm"/>
    </style:style>
    <style:style style:name="co7" style:family="table-column">
      <style:table-column-properties fo:break-before="auto" style:column-width="153.58mm"/>
    </style:style>
    <style:style style:name="co8" style:family="table-column">
      <style:table-column-properties fo:break-before="auto" style:column-width="121.18mm"/>
    </style:style>
    <style:style style:name="co9" style:family="table-column">
      <style:table-column-properties fo:break-before="auto" style:column-width="197.7mm"/>
    </style:style>
    <style:style style:name="co10" style:family="table-column">
      <style:table-column-properties fo:break-before="auto" style:column-width="98.0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9.58mm" fo:break-before="auto" style:use-optimal-row-height="true"/>
    </style:style>
    <style:style style:name="ro3" style:family="table-row">
      <style:table-row-properties style:row-height="22.75mm" fo:break-before="auto" style:use-optimal-row-height="true"/>
    </style:style>
    <style:style style:name="ro4" style:family="table-row">
      <style:table-row-properties style:row-height="25.93mm" fo:break-before="auto" style:use-optimal-row-height="true"/>
    </style:style>
    <style:style style:name="ro5" style:family="table-row">
      <style:table-row-properties style:row-height="22.63mm" fo:break-before="auto" style:use-optimal-row-height="true"/>
    </style:style>
    <style:style style:name="ro6" style:family="table-row">
      <style:table-row-properties style:row-height="29.1mm" fo:break-before="auto" style:use-optimal-row-height="true"/>
    </style:style>
    <style:style style:name="ro7" style:family="table-row">
      <style:table-row-properties style:row-height="13.2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T1" style:family="text">
      <style:text-properties fo:font-size="10pt" style:font-relief="none" style:font-style-complex="normal" style:font-weight-complex="normal" style:font-size-complex="10pt" style:font-name-complex="Lohit Devanagari" style:language-complex="hi" style:country-complex="IN" fo:language="en" fo:country="IN" fo:text-shadow="none" fo:font-style="normal" style:text-underline-style="none" style:text-underline-color="font-color" style:font-size-asian="10pt" style:font-name="Liberation Sans" fo:font-weight="normal" style:text-line-through-type="none" style:text-outline="false" style:text-line-through-mode="continuous" style:language-asian="zh" style:country-asian="CN" style:font-name-asian="Noto Sans CJK SC Regular" style:font-weight-asian="normal" style:font-style-asian="normal" style:text-emphasize="none" style:text-overline-style="none" style:text-overline-color="font-color"/>
    </style:style>
    <style:style style:name="T2" style:family="text">
      <style:text-properties style:font-relief="none" style:text-emphasize="none" style:text-line-through-mode="continuous" style:font-name="Liberation Sans" fo:font-size="10pt" fo:font-weight="normal" style:text-underline-style="none" style:text-underline-color="font-color" style:text-line-through-type="none" fo:font-style="normal" style:text-outline="false" fo:text-shadow="none" style:language-asian="zh" style:country-asian="CN" fo:language="en" fo:country="I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overline-style="none" style:text-overline-color="font-color"/>
    </style:style>
    <style:style style:name="T3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language-asian="zh" style:country-asian="CN" fo:language="en" fo:country="IN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4" style:family="text">
      <style:text-properties style:font-name="Liberation Sans" style:font-relief="none" style:font-style-complex="normal" style:font-weight-complex="normal" style:font-size-complex="10pt" style:font-name-complex="Lohit Devanagari" style:language-complex="hi" style:country-complex="IN" fo:language="en" fo:country="IN" fo:text-shadow="none" fo:font-style="normal" style:text-underline-style="none" style:text-underline-color="font-color" fo:font-size="10pt" style:font-size-asian="10pt" fo:font-weight="normal" style:text-line-through-type="none" style:text-outline="false" style:text-line-through-mode="continuous" style:language-asian="zh" style:country-asian="CN" style:font-name-asian="Noto Sans CJK SC Regular" style:font-weight-asian="normal" style:font-style-asian="normal" style:text-emphasize="none" style:text-overline-style="none" style:text-overline-color="font-color"/>
    </style:style>
    <style:style style:name="T5" style:family="text">
      <style:text-properties fo:font-size="10pt" style:text-overline-style="none" style:text-overline-color="font-color" style:text-emphasize="none" style:font-style-asian="normal" style:font-weight-asian="normal" style:font-name-asian="Noto Sans CJK SC Regular" style:language-asian="zh" style:country-asian="CN" style:text-line-through-mode="continuous" style:text-outline="false" style:text-line-through-type="none" fo:font-weight="normal" style:font-size-asian="10pt" style:font-name="Liberation Sans" style:text-underline-style="none" style:text-underline-color="font-color" fo:font-style="normal" fo:text-shadow="none" fo:language="en" fo:country="IN" style:language-complex="hi" style:country-complex="IN" style:font-name-complex="Lohit Devanagari" style:font-size-complex="10pt" style:font-weight-complex="normal" style:font-style-complex="normal" style:font-relief="none"/>
    </style:style>
    <style:style style:name="T6" style:family="text">
      <style:text-properties style:font-size-asian="10pt" style:text-overline-style="none" style:text-overline-color="font-color" style:text-emphasize="none" style:font-style-asian="normal" style:font-weight-asian="normal" style:font-name-asian="Noto Sans CJK SC Regular" style:language-asian="zh" style:country-asian="CN" style:text-line-through-mode="continuous" style:text-outline="false" style:text-line-through-type="none" fo:font-weight="normal" style:font-name="Liberation Sans" fo:font-size="10pt" style:text-underline-style="none" style:text-underline-color="font-color" fo:font-style="normal" fo:text-shadow="none" fo:language="en" fo:country="IN" style:language-complex="hi" style:country-complex="IN" style:font-name-complex="Lohit Devanagari" style:font-size-complex="10pt" style:font-weight-complex="normal" style:font-style-complex="normal" style:font-relief="none"/>
    </style:style>
    <style:style style:name="T7" style:family="text">
      <style:text-properties style:font-size-asian="10pt" style:font-relief="none" style:font-style-complex="normal" style:font-weight-complex="normal" style:font-size-complex="10pt" style:font-name-complex="Lohit Devanagari" style:language-complex="hi" style:country-complex="IN" fo:language="en" fo:country="IN" fo:text-shadow="none" fo:font-style="normal" style:text-underline-style="none" style:text-underline-color="font-color" style:font-name="Liberation Sans" fo:font-size="10pt" fo:font-weight="normal" style:text-line-through-type="none" style:text-outline="false" style:text-line-through-mode="continuous" style:language-asian="zh" style:country-asian="CN" style:font-name-asian="Noto Sans CJK SC Regular" style:font-weight-asian="normal" style:font-style-asian="normal" style:text-emphasize="none" style:text-overline-style="none" style:text-overline-color="font-color"/>
    </style:style>
    <style:style style:name="T8" style:family="text">
      <style:text-properties style:font-name="Liberation Sans" style:text-overline-style="none" style:text-overline-color="font-color" style:text-emphasize="none" style:font-style-asian="normal" style:font-weight-asian="normal" style:font-name-asian="Noto Sans CJK SC Regular" style:language-asian="zh" style:country-asian="CN" style:text-line-through-mode="continuous" style:text-outline="false" style:text-line-through-type="none" fo:font-weight="normal" fo:font-size="10pt" style:font-size-asian="10pt" style:text-underline-style="none" style:text-underline-color="font-color" fo:font-style="normal" fo:text-shadow="none" fo:language="en" fo:country="IN" style:language-complex="hi" style:country-complex="IN" style:font-name-complex="Lohit Devanagari" style:font-size-complex="10pt" style:font-weight-complex="normal" style:font-style-complex="normal" style:font-relief="none"/>
    </style:style>
    <style:style style:name="T9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Liberation Sans" style:language-complex="hi" style:country-complex="IN" style:language-asian="zh" style:country-asian="CN" fo:language="en" fo:country="IN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</office:automatic-styles>
  <office:body>
    <office:spreadsheet>
      <table:calculation-settings table:automatic-find-labels="false" table:use-regular-expressions="false" table:use-wildcards="true"/>
      <table:table table:name="Filters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Testcase Id</text:p>
          </table:table-cell>
          <table:table-cell table:style-name="ce1" office:value-type="string" calcext:value-type="string">
            <text:p>Testcase summary</text:p>
          </table:table-cell>
          <table:table-cell table:style-name="ce1" office:value-type="string" calcext:value-type="string">
            <text:p>Inputs/Steps</text:p>
          </table:table-cell>
          <table:table-cell table:style-name="ce1" office:value-type="string" calcext:value-type="string">
            <text:p>Expected Output</text:p>
          </table:table-cell>
          <table:table-cell table:style-name="ce1" table:number-columns-repeated="1020"/>
        </table:table-row>
        <table:table-row table:style-name="ro1">
          <table:table-cell table:style-name="ce4" office:value-type="string" calcext:value-type="string" table:number-columns-spanned="1024" table:number-rows-spanned="1">
            <text:p>SEARCH</text:p>
          </table:table-cell>
          <table:covered-table-cell table:number-columns-repeated="1023" table:style-name="ce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erify whether Flipkart app search for Mobile is working correctly</text:p>
          </table:table-cell>
          <table:table-cell table:style-name="ce7" office:value-type="string" calcext:value-type="string">
            <text:p><text:span text:style-name="T1">Open the browser</text:span></text:p>
            <text:p><text:span text:style-name="T2">Enter the URL as </text:span><text:span text:style-name="T2"><text:a xlink:href="http://www.flipkart.com/" xlink:type="simple"> </text:a></text:span></text:p>
            <text:p><text:span text:style-name="T1">Press Enter key</text:span></text:p>
            <text:p><text:span text:style-name="T1">Type “Mobiles” on the search bar </text:span></text:p>
            <text:p><text:span text:style-name="T1">Press Enter </text:span></text:p>
            <text:p><text:span text:style-name="T3">Verify whether the main page displays the mobiles</text:span></text:p>
          </table:table-cell>
          <table:table-cell table:style-name="ce7" office:value-type="string" calcext:value-type="string">
            <text:p>Flipkart search should display the things relavent to the search</text:p>
          </table:table-cell>
          <table:table-cell table:style-name="ce2" table:number-columns-repeated="1020"/>
        </table:table-row>
        <table:table-row table:style-name="ro1">
          <table:table-cell table:style-name="ce4" office:value-type="string" calcext:value-type="string" table:number-columns-spanned="1024" table:number-rows-spanned="1">
            <text:p>FILTERS</text:p>
          </table:table-cell>
          <table:covered-table-cell table:number-columns-repeated="1023" table:style-name="ce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Verify whether Flipkart app filter is showing all the selected filter</text:p>
          </table:table-cell>
          <table:table-cell office:value-type="string" calcext:value-type="string">
            <text:p><text:span text:style-name="T1">Open the browser</text:span></text:p>
            <text:p><text:span text:style-name="T2">Enter the URL as </text:span><text:span text:style-name="T2"><text:a xlink:href="http://www.flipkart.com/" xlink:type="simple"> </text:a></text:span></text:p>
            <text:p><text:span text:style-name="T1">Press Enter key</text:span></text:p>
            <text:p><text:span text:style-name="T1">Type “Mobiles” on the search bar </text:span></text:p>
            <text:p><text:span text:style-name="T1">Press Enter </text:span></text:p>
            <text:p><text:span text:style-name="T4">Select any filter </text:span></text:p>
            <text:p><text:span text:style-name="T5">Verfiy whether it is shown in the main filter option</text:span></text:p>
          </table:table-cell>
          <table:table-cell office:value-type="string" calcext:value-type="string">
            <text:p>Flipkart search should display the items according the given filters</text:p>
          </table:table-cell>
          <table:table-cell table:number-columns-repeated="1020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Verify whether Flipkart app clear all is removing all the selected filters</text:p>
          </table:table-cell>
          <table:table-cell office:value-type="string" calcext:value-type="string">
            <text:p><text:span text:style-name="T1">Open the browser</text:span></text:p>
            <text:p><text:span text:style-name="T2">Enter the URL as </text:span><text:span text:style-name="T2"><text:a xlink:href="http://www.flipkart.com/" xlink:type="simple"> </text:a></text:span></text:p>
            <text:p><text:span text:style-name="T1">Press Enter key</text:span></text:p>
            <text:p><text:span text:style-name="T1">Type “Mobiles” on the search bar </text:span></text:p>
            <text:p><text:span text:style-name="T1">Press Enter </text:span></text:p>
            <text:p><text:span text:style-name="T1">Select any filter </text:span></text:p>
            <text:p><text:span text:style-name="T4">Click on clear all</text:span></text:p>
            <text:p><text:span text:style-name="T5">Verify whether Selected filter options are removed</text:span></text:p>
          </table:table-cell>
          <table:table-cell office:value-type="string" calcext:value-type="string">
            <text:p>Flipkart should remove all the selected filters</text:p>
          </table:table-cell>
          <table:table-cell table:number-columns-repeated="1020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Verify whether Filpkart Mobile and accessories is directing to the mobile accessories page</text:p>
          </table:table-cell>
          <table:table-cell office:value-type="string" calcext:value-type="string">
            <text:p><text:span text:style-name="T1">Open the browser</text:span></text:p>
            <text:p><text:span text:style-name="T2">Enter the URL as </text:span><text:span text:style-name="T2"><text:a xlink:href="http://www.flipkart.com/" xlink:type="simple"> </text:a></text:span></text:p>
            <text:p><text:span text:style-name="T1">Press Enter key</text:span></text:p>
            <text:p><text:span text:style-name="T1">Type “Mobiles” on the search bar </text:span></text:p>
            <text:p><text:span text:style-name="T1">Press Enter</text:span></text:p>
            <text:p><text:span text:style-name="T6">Click on mobile &amp; accessories </text:span></text:p>
            <text:p><text:span text:style-name="T4">Verify whether the main page is displaying Mobile accessory items</text:span></text:p>
          </table:table-cell>
          <table:table-cell office:value-type="string" calcext:value-type="string">
            <text:p>Flipkart should display the mobile accessories</text:p>
          </table:table-cell>
          <table:table-cell table:number-columns-repeated="102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Verify whether Mobile option is redirecting to the same page</text:p>
          </table:table-cell>
          <table:table-cell office:value-type="string" calcext:value-type="string">
            <text:p><text:span text:style-name="T1">Open the browser</text:span></text:p>
            <text:p><text:span text:style-name="T2">Enter the URL as </text:span><text:span text:style-name="T2"><text:a xlink:href="http://www.flipkart.com/" xlink:type="simple"> </text:a></text:span></text:p>
            <text:p><text:span text:style-name="T1">Press Enter key</text:span></text:p>
            <text:p><text:span text:style-name="T1">Type “Mobiles” on the search bar </text:span></text:p>
            <text:p><text:span text:style-name="T1">Press Enter</text:span></text:p>
            <text:p><text:span text:style-name="T1">Click on mobiles </text:span></text:p>
            <text:p><text:span text:style-name="T1">Verify whether it is redirected to the same page</text:span></text:p>
          </table:table-cell>
          <table:table-cell office:value-type="string" calcext:value-type="string">
            <text:p>Flipkart should redirect to the same page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 table:number-columns-spanned="1024" table:number-rows-spanned="1">
            <text:p>PRICE</text:p>
          </table:table-cell>
          <table:covered-table-cell table:number-columns-repeated="1023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Verify whether flipkart price bar is adjusting according to the click</text:p>
          </table:table-cell>
          <table:table-cell office:value-type="string" calcext:value-type="string">
            <text:p><text:span text:style-name="T1">Open the browser</text:span></text:p>
            <text:p><text:span text:style-name="T2">Enter the URL as </text:span><text:span text:style-name="T2"><text:a xlink:href="http://www.flipkart.com/" xlink:type="simple"> </text:a></text:span></text:p>
            <text:p><text:span text:style-name="T1">Press Enter key</text:span></text:p>
            <text:p><text:span text:style-name="T1">Type “Mobiles” on the search bar </text:span></text:p>
            <text:p><text:span text:style-name="T1">Press Enter</text:span></text:p>
            <text:p><text:span text:style-name="T5">Adjust the price bar</text:span></text:p>
            <text:p><text:span text:style-name="T7">Verify whether the price bar is adjusting according to the relavent click </text:span></text:p>
          </table:table-cell>
          <table:table-cell office:value-type="string" calcext:value-type="string">
            <text:p>Flipkart price bar should adjust according to the click</text:p>
          </table:table-cell>
          <table:table-cell table:number-columns-repeated="102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Verify whether flipkart price list is selected according to the price bar</text:p>
          </table:table-cell>
          <table:table-cell office:value-type="string" calcext:value-type="string">
            <text:p><text:span text:style-name="T1">Open the browser</text:span></text:p>
            <text:p><text:span text:style-name="T2">Enter the URL as </text:span><text:span text:style-name="T2"><text:a xlink:href="http://www.flipkart.com/" xlink:type="simple"> </text:a></text:span></text:p>
            <text:p><text:span text:style-name="T1">Press Enter key</text:span></text:p>
            <text:p><text:span text:style-name="T1">Type “Mobiles” on the search bar </text:span></text:p>
            <text:p><text:span text:style-name="T1">Press Enter</text:span></text:p>
            <text:p><text:span text:style-name="T1">Adjust the price bar</text:span></text:p>
            <text:p><text:span text:style-name="T1">Verify whether the price list is changing according to the price bar</text:span></text:p>
          </table:table-cell>
          <table:table-cell office:value-type="string" calcext:value-type="string">
            <text:p>Flipkart price list should be selected according to the price bar selection</text:p>
          </table:table-cell>
          <table:table-cell table:number-columns-repeated="1020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Verify whether flipkart price bar is adjusting according to price selected in the price list</text:p>
          </table:table-cell>
          <table:table-cell office:value-type="string" calcext:value-type="string">
            <text:p><text:span text:style-name="T1">Open the browser</text:span></text:p>
            <text:p><text:span text:style-name="T2">Enter the URL as </text:span><text:span text:style-name="T2"><text:a xlink:href="http://www.flipkart.com/" xlink:type="simple"> </text:a></text:span></text:p>
            <text:p><text:span text:style-name="T1">Press Enter key</text:span></text:p>
            <text:p><text:span text:style-name="T1">Type “Mobiles” on the search bar </text:span></text:p>
            <text:p><text:span text:style-name="T1">Press Enter</text:span></text:p>
            <text:p><text:span text:style-name="T6">Select the price in the price list</text:span></text:p>
            <text:p><text:span text:style-name="T4">Verify whether the price bar is adjusting according to the selected price</text:span></text:p>
          </table:table-cell>
          <table:table-cell office:value-type="string" calcext:value-type="string">
            <text:p>Flipkart price bar should adjust according to the selected price item</text:p>
          </table:table-cell>
          <table:table-cell table:number-columns-repeated="1020"/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string" calcext:value-type="string">
            <text:p>Verify whether flipkart Maximum price list should be greater than selected Min value</text:p>
          </table:table-cell>
          <table:table-cell office:value-type="string" calcext:value-type="string">
            <text:p><text:span text:style-name="T1">Open the browser</text:span></text:p>
            <text:p><text:span text:style-name="T2">Enter the URL as </text:span><text:span text:style-name="T2"><text:a xlink:href="http://www.flipkart.com/" xlink:type="simple"> </text:a></text:span></text:p>
            <text:p><text:span text:style-name="T1">Press Enter key</text:span></text:p>
            <text:p><text:span text:style-name="T1">Type “Mobiles” on the search bar </text:span></text:p>
            <text:p><text:span text:style-name="T1">Press Enter</text:span></text:p>
            <text:p><text:span text:style-name="T1">Select the price in the price list</text:span></text:p>
            <text:p><text:span text:style-name="T4">Verify whether the maximum price list is having the amounts greater than Min price</text:span></text:p>
          </table:table-cell>
          <table:table-cell office:value-type="string" calcext:value-type="string">
            <text:p>Flipkart Maximum list amount should be greater than the selected Flipkart Minimum amount</text:p>
          </table:table-cell>
          <table:table-cell table:number-columns-repeated="1020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Verify whether Flipkart Ram option is expanded to show filters</text:p>
          </table:table-cell>
          <table:table-cell office:value-type="string" calcext:value-type="string">
            <text:p><text:span text:style-name="T1">Open the browser</text:span></text:p>
            <text:p><text:span text:style-name="T2">Enter the URL as </text:span><text:span text:style-name="T2"><text:a xlink:href="http://www.flipkart.com/" xlink:type="simple"> </text:a></text:span></text:p>
            <text:p><text:span text:style-name="T1">Press Enter key</text:span></text:p>
            <text:p><text:span text:style-name="T1">Type “Mobiles” on the search bar </text:span></text:p>
            <text:p><text:span text:style-name="T1">Press Enter</text:span></text:p>
            <text:p><text:span text:style-name="T4">Click on the arrow to expand</text:span></text:p>
            <text:p><text:span text:style-name="T5">Verify whether Flipkart Ram option is expanded to show more filters</text:span></text:p>
          </table:table-cell>
          <table:table-cell office:value-type="string" calcext:value-type="string">
            <text:p>Flipkart Ram option should expand to show the filters</text:p>
          </table:table-cell>
          <table:table-cell table:number-columns-repeated="1020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string" calcext:value-type="string">
            <text:p>Verify whether Flipkart app Ram filter is allowing to select the option</text:p>
          </table:table-cell>
          <table:table-cell office:value-type="string" calcext:value-type="string">
            <text:p><text:span text:style-name="T1">Open the browser</text:span></text:p>
            <text:p><text:span text:style-name="T2">Enter the URL as </text:span><text:span text:style-name="T2"><text:a xlink:href="http://www.flipkart.com/" xlink:type="simple"> </text:a></text:span></text:p>
            <text:p><text:span text:style-name="T1">Press Enter key</text:span></text:p>
            <text:p><text:span text:style-name="T1">Type “Mobiles” on the search bar </text:span></text:p>
            <text:p><text:span text:style-name="T1">Press Enter</text:span></text:p>
            <text:p><text:span text:style-name="T1">Click on the arrow to expand</text:span></text:p>
            <text:p><text:span text:style-name="T4">Select any filter option </text:span></text:p>
            <text:p><text:span text:style-name="T5">Verify the main page displays the item according to the selected filter</text:span></text:p>
          </table:table-cell>
          <table:table-cell office:value-type="string" calcext:value-type="string">
            <text:p>Flipkart Main page should display the items according to the selected filter</text:p>
          </table:table-cell>
          <table:table-cell table:number-columns-repeated="1020"/>
        </table:table-row>
        <table:table-row table:style-name="ro6">
          <table:table-cell office:value-type="float" office:value="9" calcext:value-type="float">
            <text:p>9</text:p>
          </table:table-cell>
          <table:table-cell office:value-type="string" calcext:value-type="string">
            <text:p>Verify whether Flipkart app clear all is working correctly</text:p>
          </table:table-cell>
          <table:table-cell office:value-type="string" calcext:value-type="string">
            <text:p><text:span text:style-name="T1">Open the browser</text:span></text:p>
            <text:p><text:span text:style-name="T2">Enter the URL as </text:span><text:span text:style-name="T2"><text:a xlink:href="http://www.flipkart.com/" xlink:type="simple"> </text:a></text:span></text:p>
            <text:p><text:span text:style-name="T1">Press Enter key</text:span></text:p>
            <text:p><text:span text:style-name="T1">Type “Mobiles” on the search bar </text:span></text:p>
            <text:p><text:span text:style-name="T1">Press Enter</text:span></text:p>
            <text:p><text:span text:style-name="T1">Click on the arrow to expand</text:span></text:p>
            <text:p><text:span text:style-name="T4">Select any filter option </text:span></text:p>
            <text:p><text:span text:style-name="T8">Click on clear all option</text:span></text:p>
            <text:p><text:span text:style-name="T1">Verify all the filters are removed</text:span></text:p>
          </table:table-cell>
          <table:table-cell office:value-type="string" calcext:value-type="string">
            <text:p>Flipkart should remove all the sleected filters</text:p>
          </table:table-cell>
          <table:table-cell table:number-columns-repeated="1020"/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string" calcext:value-type="string">
            <text:p>Verify whether Flipkart app Ram filter is allowing to select more than one of the option</text:p>
          </table:table-cell>
          <table:table-cell office:value-type="string" calcext:value-type="string">
            <text:p><text:span text:style-name="T1">Open the browser</text:span></text:p>
            <text:p><text:span text:style-name="T2">Enter the URL as </text:span><text:span text:style-name="T2"><text:a xlink:href="http://www.flipkart.com/" xlink:type="simple"> </text:a></text:span></text:p>
            <text:p><text:span text:style-name="T1">Press Enter key</text:span></text:p>
            <text:p><text:span text:style-name="T1">Type “Mobiles” on the search bar </text:span></text:p>
            <text:p><text:span text:style-name="T1">Press Enter</text:span></text:p>
            <text:p><text:span text:style-name="T1">Click on the arrow to expand</text:span></text:p>
            <text:p><text:span text:style-name="T1">Select More than one filter </text:span></text:p>
            <text:p><text:span text:style-name="T6">Verify the filter option accepts more than one selection</text:span></text:p>
          </table:table-cell>
          <table:table-cell office:value-type="string" calcext:value-type="string">
            <text:p>Flipkart main page should dispaly accord to all the selected filter</text:p>
          </table:table-cell>
          <table:table-cell table:number-columns-repeated="1020"/>
        </table:table-row>
        <table:table-row table:style-name="ro6">
          <table:table-cell office:value-type="float" office:value="11" calcext:value-type="float">
            <text:p>11</text:p>
          </table:table-cell>
          <table:table-cell office:value-type="string" calcext:value-type="string">
            <text:p>Verify whether Flipkart option is allowing to deselect the selected option</text:p>
          </table:table-cell>
          <table:table-cell office:value-type="string" calcext:value-type="string">
            <text:p><text:span text:style-name="T1">Open the browser</text:span></text:p>
            <text:p><text:span text:style-name="T2">Enter the URL as </text:span><text:span text:style-name="T2"><text:a xlink:href="http://www.flipkart.com/" xlink:type="simple"> </text:a></text:span></text:p>
            <text:p><text:span text:style-name="T1">Press Enter key</text:span></text:p>
            <text:p><text:span text:style-name="T1">Type “Mobiles” on the search bar </text:span></text:p>
            <text:p><text:span text:style-name="T1">Press Enter</text:span></text:p>
            <text:p><text:span text:style-name="T1">Click on the arrow to expand</text:span></text:p>
            <text:p><text:span text:style-name="T1">Select any option</text:span></text:p>
            <text:p><text:span text:style-name="T5">Reselect the selected option</text:span></text:p>
            <text:p><text:span text:style-name="T7">Verify whether selected option  is deselected </text:span></text:p>
          </table:table-cell>
          <table:table-cell office:value-type="string" calcext:value-type="string">
            <text:p>Flipkart should remove the selection to the filter</text:p>
          </table:table-cell>
          <table:table-cell table:number-columns-repeated="1020"/>
        </table:table-row>
        <table:table-row table:style-name="ro6">
          <table:table-cell office:value-type="float" office:value="12" calcext:value-type="float">
            <text:p>12</text:p>
          </table:table-cell>
          <table:table-cell office:value-type="string" calcext:value-type="string">
            <text:p>Verify whether assure option display the assured items only </text:p>
          </table:table-cell>
          <table:table-cell office:value-type="string" calcext:value-type="string">
            <text:p><text:span text:style-name="T1">Open the browser</text:span></text:p>
            <text:p><text:span text:style-name="T2">Enter the URL as </text:span><text:span text:style-name="T2"><text:a xlink:href="http://www.flipkart.com/" xlink:type="simple"> </text:a></text:span></text:p>
            <text:p><text:span text:style-name="T1">Press Enter key</text:span></text:p>
            <text:p><text:span text:style-name="T1">Type “Mobiles” on the search bar </text:span></text:p>
            <text:p><text:span text:style-name="T1">Press Enter</text:span></text:p>
            <text:p><text:span text:style-name="T1">Click on the arrow to expand</text:span></text:p>
            <text:p><text:span text:style-name="T1">Select any option</text:span></text:p>
            <text:p><text:span text:style-name="T1">Reselect the selected option</text:span></text:p>
            <text:p><text:span text:style-name="T1">Verify whether selected option is deselected </text:span></text:p>
          </table:table-cell>
          <table:table-cell office:value-type="string" calcext:value-type="string">
            <text:p>Flipkart should display only the assured products of mobile</text:p>
          </table:table-cell>
          <table:table-cell table:number-columns-repeated="1020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lipkart_Login" table:style-name="ta1">
        <table:table-column table:style-name="co6" table:default-cell-style-name="ce2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number-columns-repeated="1019" table:default-cell-style-name="Default"/>
        <table:table-row table:style-name="ro1">
          <table:table-cell table:style-name="ce1" office:value-type="string" calcext:value-type="string">
            <text:p>Test Case ID</text:p>
          </table:table-cell>
          <table:table-cell table:style-name="ce1" office:value-type="string" calcext:value-type="string">
            <text:p>Test Case Summary</text:p>
          </table:table-cell>
          <table:table-cell table:style-name="ce1" office:value-type="string" calcext:value-type="string">
            <text:p>Steps/inputs</text:p>
          </table:table-cell>
          <table:table-cell table:style-name="ce1" office:value-type="string" calcext:value-type="string">
            <text:p>Expected Result</text:p>
          </table:table-cell>
          <table:table-cell table:style-name="ce1" office:value-type="string" calcext:value-type="string">
            <text:p>Actual Result</text:p>
          </table:table-cell>
          <table:table-cell table:style-name="ce1" table:number-columns-repeated="1019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string" calcext:value-type="string">
            <text:p>Verify whether Flipkart app is launching</text:p>
          </table:table-cell>
          <table:table-cell office:value-type="string" calcext:value-type="string">
            <text:p>Open the browser</text:p>
            <text:p>Enter the URL as <text:a xlink:href="http://www.flipkart.com/" xlink:type="simple">www.flipkart.com</text:a></text:p>
            <text:p>Press Enter key</text:p>
            <text:p>Verify whether flipkart app is launched correctly</text:p>
          </table:table-cell>
          <table:table-cell office:value-type="string" calcext:value-type="string">
            <text:p>Flipkart page should be launched correctly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 table:number-columns-spanned="1024" table:number-rows-spanned="1">
            <text:p>SIGNUP PAGE</text:p>
          </table:table-cell>
          <table:covered-table-cell table:number-columns-repeated="1023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Verify whether Flipkart signup page is launching</text:p>
          </table:table-cell>
          <table:table-cell office:value-type="string" calcext:value-type="string">
            <text:p><text:span text:style-name="T9">Open the browser</text:span></text:p>
            <text:p><text:span text:style-name="T10">Enter the URL as </text:span><text:span text:style-name="T10"><text:a xlink:href="http://www.flipkart.com/" xlink:type="simple">www.flipkart.com</text:a></text:span></text:p>
            <text:p><text:span text:style-name="T9">Press Enter key</text:span></text:p>
            <text:p><text:span text:style-name="T9">Click on LogIn and Signup</text:span></text:p>
            <text:p><text:span text:style-name="T9">Click on New to Flipkart? Create an account</text:span></text:p>
            <text:p><text:span text:style-name="T9">Verify whether flipkart signup page is launched correctly</text:span></text:p>
            <text:p/>
          </table:table-cell>
          <table:table-cell office:value-type="string" calcext:value-type="string">
            <text:p>Flipkart signup page is launched <text:s/>correctly</text:p>
          </table:table-cell>
          <table:table-cell table:number-columns-repeated="1020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Verify whether the signup is Accepting the valid phone number</text:p>
          </table:table-cell>
          <table:table-cell office:value-type="string" calcext:value-type="string">
            <text:p><text:span text:style-name="T9">Open the browser</text:span></text:p>
            <text:p><text:span text:style-name="T10">Enter the URL as </text:span><text:span text:style-name="T10"><text:a xlink:href="http://www.flipkart.com/" xlink:type="simple"> </text:a></text:span></text:p>
            <text:p><text:span text:style-name="T9">Press Enter key</text:span></text:p>
            <text:p><text:span text:style-name="T9">Click on LogIn and Signup</text:span></text:p>
            <text:p><text:span text:style-name="T9">Click on New to Flipkart? Create an account</text:span></text:p>
            <text:p><text:span text:style-name="T9">Enter the Valid new Phone number </text:span></text:p>
            <text:p><text:span text:style-name="T9">Verify whether OTP is sent to the given Phone number</text:span></text:p>
          </table:table-cell>
          <table:table-cell office:value-type="string" calcext:value-type="string">
            <text:p>After Giving Valid Phone Number It should send the OTP to the given phone number</text:p>
          </table:table-cell>
          <table:table-cell table:number-columns-repeated="102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Verify whether clicking on Existinguser Login Button redirecting to the Login Page</text:p>
          </table:table-cell>
          <table:table-cell office:value-type="string" calcext:value-type="string">
            <text:p><text:span text:style-name="T9">Open the browser</text:span></text:p>
            <text:p><text:span text:style-name="T10">Enter the URL as </text:span><text:span text:style-name="T10"><text:a xlink:href="http://www.flipkart.com/" xlink:type="simple"> </text:a></text:span></text:p>
            <text:p><text:span text:style-name="T9">Press Enter key</text:span></text:p>
            <text:p><text:span text:style-name="T9">Click on LogIn and Signup</text:span></text:p>
            <text:p><text:span text:style-name="T9">Click on New to Flipkart? Create an account</text:span></text:p>
            <text:p><text:span text:style-name="T9">Click on Existing user Login Button </text:span></text:p>
            <text:p><text:span text:style-name="T9">Verify whether the Login page is lauched correctly</text:span></text:p>
          </table:table-cell>
          <table:table-cell office:value-type="string" calcext:value-type="string">
            <text:p><text:span text:style-name="T9">Flipkart signup page  should </text:span>Redirecting to the Login Page</text:p>
          </table:table-cell>
          <table:table-cell table:number-columns-repeated="1020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Verify whether the signup is Not Accepting the Existing Phone number</text:p>
          </table:table-cell>
          <table:table-cell office:value-type="string" calcext:value-type="string">
            <text:p><text:span text:style-name="T9">Open the browser</text:span></text:p>
            <text:p><text:span text:style-name="T10">Enter the URL as </text:span><text:span text:style-name="T10"><text:a xlink:href="http://www.flipkart.com/" xlink:type="simple"> </text:a></text:span></text:p>
            <text:p><text:span text:style-name="T9">Press Enter key</text:span></text:p>
            <text:p><text:span text:style-name="T9">Click on LogIn and Signup</text:span></text:p>
            <text:p><text:span text:style-name="T9">Click on New to Flipkart? Create an account</text:span></text:p>
            <text:p><text:span text:style-name="T9">Enter Already registered phone number</text:span></text:p>
            <text:p><text:span text:style-name="T9">Verify whether it is indicating with the message of Already Existing user</text:span></text:p>
          </table:table-cell>
          <table:table-cell office:value-type="string" calcext:value-type="string">
            <text:p><text:span text:style-name="T9">Flipkart signup page should display </text:span>Message : (“Already Existing User “) and Should take back to Signup page</text:p>
          </table:table-cell>
          <table:table-cell table:number-columns-repeated="1020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Verify whether the signup is showing error message for the invalid Phone number</text:p>
          </table:table-cell>
          <table:table-cell office:value-type="string" calcext:value-type="string">
            <text:p><text:span text:style-name="T9">Open the browser</text:span></text:p>
            <text:p><text:span text:style-name="T10">Enter the URL as </text:span><text:span text:style-name="T10"><text:a xlink:href="http://www.flipkart.com/" xlink:type="simple"> </text:a></text:span></text:p>
            <text:p><text:span text:style-name="T9">Press Enter key</text:span></text:p>
            <text:p><text:span text:style-name="T9">Click on LogIn and Signup</text:span></text:p>
            <text:p><text:span text:style-name="T9">Click on New to Flipkart? Create an account</text:span></text:p>
            <text:p><text:span text:style-name="T9">Enter Invalid new phone number</text:span></text:p>
            <text:p><text:span text:style-name="T9">Verify whether it is showing Error Message</text:span></text:p>
          </table:table-cell>
          <table:table-cell office:value-type="string" calcext:value-type="string">
            <text:p><text:span text:style-name="T9">Flipkart signup page should display the error message</text:span> (“Enter the Vlaid Phone Number)</text:p>
          </table:table-cell>
          <table:table-cell table:number-columns-repeated="1020"/>
        </table:table-row>
        <table:table-row table:style-name="ro3">
          <table:table-cell table:style-name="Default" office:value-type="float" office:value="7" calcext:value-type="float">
            <text:p>7</text:p>
          </table:table-cell>
          <table:table-cell office:value-type="string" calcext:value-type="string">
            <text:p>Verify whether the signup is Accepting the Valid Phone number</text:p>
          </table:table-cell>
          <table:table-cell office:value-type="string" calcext:value-type="string">
            <text:p><text:span text:style-name="T9">Open the browser</text:span></text:p>
            <text:p><text:span text:style-name="T10">Enter the URL as </text:span><text:span text:style-name="T10"><text:a xlink:href="http://www.flipkart.com/" xlink:type="simple"> </text:a></text:span></text:p>
            <text:p><text:span text:style-name="T9">Press Enter key</text:span></text:p>
            <text:p><text:span text:style-name="T9">Click on LogIn and Signup</text:span></text:p>
            <text:p><text:span text:style-name="T9">Click on New to Flipkart? Create an account</text:span></text:p>
            <text:p><text:span text:style-name="T9">Enter valid new phone number</text:span></text:p>
            <text:p><text:span text:style-name="T9">Verify whether it is sending OTP to the given mobile number</text:span></text:p>
          </table:table-cell>
          <table:table-cell office:value-type="string" calcext:value-type="string">
            <text:p>OTP Sent to the Given phone number</text:p>
          </table:table-cell>
          <table:table-cell table:number-columns-repeated="1020"/>
        </table:table-row>
        <table:table-row table:style-name="ro4">
          <table:table-cell table:style-name="Default" office:value-type="float" office:value="8" calcext:value-type="float">
            <text:p>8</text:p>
          </table:table-cell>
          <table:table-cell office:value-type="string" calcext:value-type="string">
            <text:p>Verify whether signup page is Accepting OTP </text:p>
          </table:table-cell>
          <table:table-cell office:value-type="string" calcext:value-type="string">
            <text:p><text:span text:style-name="T9">Open the browser</text:span></text:p>
            <text:p><text:span text:style-name="T10">Enter the URL as </text:span><text:span text:style-name="T10"><text:a xlink:href="http://www.flipkart.com/" xlink:type="simple"> </text:a></text:span></text:p>
            <text:p><text:span text:style-name="T9">Press Enter key</text:span></text:p>
            <text:p><text:span text:style-name="T9">Click on LogIn and Signup</text:span></text:p>
            <text:p><text:span text:style-name="T9">Click on New to Flipkart? Create an account</text:span></text:p>
            <text:p><text:span text:style-name="T9">Enter valid new phone number</text:span></text:p>
            <text:p><text:span text:style-name="T9">Enter the Recieved OTP </text:span></text:p>
            <text:p><text:span text:style-name="T9">Verify whether it is allowing to create a new user by Asking to set the Password</text:span></text:p>
          </table:table-cell>
          <table:table-cell office:value-type="string" calcext:value-type="string">
            <text:p><text:span text:style-name="T9">Flipkart signup page </text:span>Should ask to set the password </text:p>
          </table:table-cell>
          <table:table-cell table:number-columns-repeated="1020"/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string" calcext:value-type="string">
            <text:p>Verify whether signup page is not <text:s/>Accepting OTP </text:p>
          </table:table-cell>
          <table:table-cell office:value-type="string" calcext:value-type="string">
            <text:p><text:span text:style-name="T9">Open the browser</text:span></text:p>
            <text:p><text:span text:style-name="T10">Enter the URL as </text:span><text:span text:style-name="T10"><text:a xlink:href="http://www.flipkart.com/" xlink:type="simple"> </text:a></text:span></text:p>
            <text:p><text:span text:style-name="T9">Press Enter key</text:span></text:p>
            <text:p><text:span text:style-name="T9">Click on LogIn and Signup</text:span></text:p>
            <text:p><text:span text:style-name="T9">Click on New to Flipkart? Create an account</text:span></text:p>
            <text:p><text:span text:style-name="T9">Enter valid new phone number</text:span></text:p>
            <text:p><text:span text:style-name="T9">Enter the Invalid OTP</text:span></text:p>
            <text:p><text:span text:style-name="T9">Verify whether it is Display Error Message of Invalid OTP</text:span></text:p>
          </table:table-cell>
          <table:table-cell office:value-type="string" calcext:value-type="string">
            <text:p><text:span text:style-name="T9">Flipkart signup page </text:span>Should Display the Error Message of Invalid OTP</text:p>
          </table:table-cell>
          <table:table-cell table:number-columns-repeated="1020"/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string" calcext:value-type="string">
            <text:p>Verify whether Resend option is resending the OTP again to the given Phone number</text:p>
          </table:table-cell>
          <table:table-cell office:value-type="string" calcext:value-type="string">
            <text:p><text:span text:style-name="T9">Open the browser</text:span></text:p>
            <text:p><text:span text:style-name="T10">Enter the URL as </text:span><text:span text:style-name="T10"><text:a xlink:href="http://www.flipkart.com/" xlink:type="simple"> </text:a></text:span></text:p>
            <text:p><text:span text:style-name="T9">Press Enter key</text:span></text:p>
            <text:p><text:span text:style-name="T9">Click on LogIn and Signup</text:span></text:p>
            <text:p><text:span text:style-name="T9">Click on New to Flipkart? Create an account</text:span></text:p>
            <text:p><text:span text:style-name="T9">Enter valid new phone number</text:span></text:p>
            <text:p><text:span text:style-name="T9">Click on Resend Option</text:span></text:p>
            <text:p><text:span text:style-name="T9">Verify whether the OTP is sent Again</text:span></text:p>
          </table:table-cell>
          <table:table-cell office:value-type="string" calcext:value-type="string">
            <text:p>OTP Sent again to the Given phone number</text:p>
          </table:table-cell>
          <table:table-cell table:number-columns-repeated="1020"/>
        </table:table-row>
        <table:table-row table:style-name="ro6">
          <table:table-cell office:value-type="float" office:value="11" calcext:value-type="float">
            <text:p>11</text:p>
          </table:table-cell>
          <table:table-cell office:value-type="string" calcext:value-type="string">
            <text:p>Verify Whether Sign In is Not Accepting the weak password</text:p>
          </table:table-cell>
          <table:table-cell office:value-type="string" calcext:value-type="string">
            <text:p><text:span text:style-name="T9">Open the browser</text:span></text:p>
            <text:p><text:span text:style-name="T10">Enter the URL as </text:span><text:span text:style-name="T10"><text:a xlink:href="http://www.flipkart.com/" xlink:type="simple"> </text:a></text:span></text:p>
            <text:p><text:span text:style-name="T9">Press Enter key</text:span></text:p>
            <text:p><text:span text:style-name="T9">Click on LogIn and Signup</text:span></text:p>
            <text:p><text:span text:style-name="T9">Click on New to Flipkart? Create an account</text:span></text:p>
            <text:p><text:span text:style-name="T9">Enter valid new phone number</text:span></text:p>
            <text:p><text:span text:style-name="T9">Enter the Received OTP</text:span></text:p>
            <text:p><text:span text:style-name="T9">Set a weak Password</text:span></text:p>
            <text:p><text:span text:style-name="T9">Verify whether it is showing the Message to set a Strong password</text:span></text:p>
          </table:table-cell>
          <table:table-cell office:value-type="string" calcext:value-type="string">
            <text:p><text:span text:style-name="T9">Flipkart signup page </text:span>Should Ask to set a strong password </text:p>
          </table:table-cell>
          <table:table-cell table:number-columns-repeated="1020"/>
        </table:table-row>
        <table:table-row table:style-name="ro6">
          <table:table-cell office:value-type="float" office:value="12" calcext:value-type="float">
            <text:p>12</text:p>
          </table:table-cell>
          <table:table-cell office:value-type="string" calcext:value-type="string">
            <text:p>Verify Whether Sign In page Creating the user Sccessfully</text:p>
          </table:table-cell>
          <table:table-cell office:value-type="string" calcext:value-type="string">
            <text:p><text:span text:style-name="T9">Open the browser</text:span></text:p>
            <text:p><text:span text:style-name="T10">Enter the URL as </text:span><text:span text:style-name="T10"><text:a xlink:href="http://www.flipkart.com/" xlink:type="simple"> </text:a></text:span></text:p>
            <text:p><text:span text:style-name="T9">Press Enter key</text:span></text:p>
            <text:p><text:span text:style-name="T9">Click on LogIn and Signup</text:span></text:p>
            <text:p><text:span text:style-name="T9">Click on New to Flipkart? Create an account</text:span></text:p>
            <text:p><text:span text:style-name="T9">Enter valid new phone number</text:span></text:p>
            <text:p><text:span text:style-name="T9">Enter the Received OTP</text:span></text:p>
            <text:p><text:span text:style-name="T9">Set a Strong Password</text:span></text:p>
            <text:p><text:span text:style-name="T9">Verify whether it is creating the user and redirecting to the Login page</text:span></text:p>
          </table:table-cell>
          <table:table-cell office:value-type="string" calcext:value-type="string">
            <text:p>Flipkart Login page should be <text:s/>redirected <text:s text:c="2"/>correctly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1024" table:number-rows-spanned="1">
            <text:p>LOGIN PAGE</text:p>
          </table:table-cell>
          <table:covered-table-cell table:number-columns-repeated="1023"/>
        </table:table-row>
        <table:table-row table:style-name="ro4">
          <table:table-cell office:value-type="float" office:value="13" calcext:value-type="float">
            <text:p>13</text:p>
          </table:table-cell>
          <table:table-cell office:value-type="string" calcext:value-type="string">
            <text:p>Verify whether Login is Accepting the resgistered User</text:p>
          </table:table-cell>
          <table:table-cell office:value-type="string" calcext:value-type="string">
            <text:p><text:span text:style-name="T9">Open the browser</text:span></text:p>
            <text:p><text:span text:style-name="T10">Enter the URL as </text:span><text:span text:style-name="T10"><text:a xlink:href="http://www.flipkart.com/" xlink:type="simple"> </text:a></text:span></text:p>
            <text:p><text:span text:style-name="T9">Press Enter key</text:span></text:p>
            <text:p><text:span text:style-name="T9">Click on LogIn and Signup</text:span></text:p>
            <text:p><text:span text:style-name="T9">Enter the registered Phone Number</text:span></text:p>
            <text:p><text:span text:style-name="T9">Enter the Linked Password</text:span></text:p>
            <text:p><text:span text:style-name="T9">Click on Login</text:span></text:p>
            <text:p><text:span text:style-name="T9">Verify Whether the Flipkart main page is launched </text:span></text:p>
          </table:table-cell>
          <table:table-cell office:value-type="string" calcext:value-type="string">
            <text:p>Flipkart main page should be launched Correctly</text:p>
          </table:table-cell>
          <table:table-cell table:number-columns-repeated="1020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Verify whether Login is not accepting the Invalid phone number</text:p>
          </table:table-cell>
          <table:table-cell office:value-type="string" calcext:value-type="string">
            <text:p><text:span text:style-name="T9">Open the browser</text:span></text:p>
            <text:p><text:span text:style-name="T10">Enter the URL as </text:span><text:span text:style-name="T10"><text:a xlink:href="http://www.flipkart.com/" xlink:type="simple"> </text:a></text:span></text:p>
            <text:p><text:span text:style-name="T9">Press Enter key</text:span></text:p>
            <text:p><text:span text:style-name="T9">Click on LogIn and Signup</text:span></text:p>
            <text:p><text:span text:style-name="T9">Enter the registered Phone Number</text:span></text:p>
            <text:p><text:span text:style-name="T9">Enter the Invalid Phone number</text:span></text:p>
            <text:p><text:span text:style-name="T9">Verify Whether Error message is Displayed</text:span></text:p>
          </table:table-cell>
          <table:table-cell office:value-type="string" calcext:value-type="string">
            <text:p>Flipkart login page should display the error message (Enter the proper phone number)</text:p>
          </table:table-cell>
          <table:table-cell table:number-columns-repeated="1020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Verify whether Login is not accepting the New phone number</text:p>
          </table:table-cell>
          <table:table-cell office:value-type="string" calcext:value-type="string">
            <text:p><text:span text:style-name="T9">Open the browser</text:span></text:p>
            <text:p><text:span text:style-name="T10">Enter the URL as </text:span><text:span text:style-name="T10"><text:a xlink:href="http://www.flipkart.com/" xlink:type="simple"> </text:a></text:span></text:p>
            <text:p><text:span text:style-name="T9">Press Enter key</text:span></text:p>
            <text:p><text:span text:style-name="T9">Click on LogIn and Signup</text:span></text:p>
            <text:p><text:span text:style-name="T9">Enter the registered Phone Number</text:span></text:p>
            <text:p><text:span text:style-name="T9">Enter the new Phone number</text:span></text:p>
            <text:p><text:span text:style-name="T9">Verify Whether it is predicting as a new user and should direct to a signup page</text:span></text:p>
          </table:table-cell>
          <table:table-cell office:value-type="string" calcext:value-type="string">
            <text:p>Flipkart login page should direct to the signup page</text:p>
          </table:table-cell>
          <table:table-cell table:number-columns-repeated="1020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Verify whether the forgot? Is sendind the OTP</text:p>
          </table:table-cell>
          <table:table-cell office:value-type="string" calcext:value-type="string">
            <text:p><text:span text:style-name="T9">Open the browser</text:span></text:p>
            <text:p><text:span text:style-name="T10">Enter the URL as </text:span><text:span text:style-name="T10"><text:a xlink:href="http://www.flipkart.com/" xlink:type="simple"> </text:a></text:span></text:p>
            <text:p><text:span text:style-name="T9">Press Enter key</text:span></text:p>
            <text:p><text:span text:style-name="T9">Click on LogIn and Signup</text:span></text:p>
            <text:p><text:span text:style-name="T9">Enter the registered Phone Number</text:span></text:p>
            <text:p><text:span text:style-name="T9">Click on Forgot?</text:span></text:p>
            <text:p><text:span text:style-name="T9">Verify whether the OTP sent to the given phone number</text:span></text:p>
          </table:table-cell>
          <table:table-cell office:value-type="string" calcext:value-type="string">
            <text:p>Flipkart Login should send a OTP to the given Phonenumber</text:p>
          </table:table-cell>
          <table:table-cell table:number-columns-repeated="1020"/>
        </table:table-row>
        <table:table-row table:style-name="ro4">
          <table:table-cell office:value-type="float" office:value="17" calcext:value-type="float">
            <text:p>17</text:p>
          </table:table-cell>
          <table:table-cell office:value-type="string" calcext:value-type="string">
            <text:p>Verify whether it is Accepting OTP </text:p>
          </table:table-cell>
          <table:table-cell office:value-type="string" calcext:value-type="string">
            <text:p><text:span text:style-name="T9">Open the browser</text:span></text:p>
            <text:p><text:span text:style-name="T10">Enter the URL as </text:span><text:span text:style-name="T10"><text:a xlink:href="http://www.flipkart.com/" xlink:type="simple"> </text:a></text:span></text:p>
            <text:p><text:span text:style-name="T9">Press Enter key</text:span></text:p>
            <text:p><text:span text:style-name="T9">Click on LogIn and Signup</text:span></text:p>
            <text:p><text:span text:style-name="T9">Enter the registered Phone Number</text:span></text:p>
            <text:p><text:span text:style-name="T9">Click on Forgot?</text:span></text:p>
            <text:p><text:span text:style-name="T9">Enter the received OTP</text:span></text:p>
            <text:p><text:span text:style-name="T9">Verify whether it is allowing to set the new password</text:span></text:p>
          </table:table-cell>
          <table:table-cell office:value-type="string" calcext:value-type="string">
            <text:p>Flipkart should allow to set the new password</text:p>
          </table:table-cell>
          <table:table-cell table:number-columns-repeated="1020"/>
        </table:table-row>
        <table:table-row table:style-name="ro4">
          <table:table-cell office:value-type="float" office:value="18" calcext:value-type="float">
            <text:p>18</text:p>
          </table:table-cell>
          <table:table-cell office:value-type="string" calcext:value-type="string">
            <text:p>Verify Whether Change? option is allowing to change the phonenumber</text:p>
          </table:table-cell>
          <table:table-cell office:value-type="string" calcext:value-type="string">
            <text:p><text:span text:style-name="T9">Open the browser</text:span></text:p>
            <text:p><text:span text:style-name="T10">Enter the URL as </text:span><text:span text:style-name="T10"><text:a xlink:href="http://www.flipkart.com/" xlink:type="simple"> </text:a></text:span></text:p>
            <text:p><text:span text:style-name="T9">Press Enter key</text:span></text:p>
            <text:p><text:span text:style-name="T9">Click on LogIn and Signup</text:span></text:p>
            <text:p><text:span text:style-name="T9">Enter the registered Phone Number</text:span></text:p>
            <text:p><text:span text:style-name="T9">Click on Forgot?</text:span></text:p>
            <text:p><text:span text:style-name="T9">Click On Change?</text:span></text:p>
            <text:p><text:span text:style-name="T9">Verify whether it is allowing to chnage the phone number</text:span></text:p>
          </table:table-cell>
          <table:table-cell office:value-type="string" calcext:value-type="string">
            <text:p>Flipkart should allow to change the phone number</text:p>
          </table:table-cell>
          <table:table-cell table:number-columns-repeated="1020"/>
        </table:table-row>
        <table:table-row table:style-name="ro4">
          <table:table-cell office:value-type="float" office:value="19" calcext:value-type="float">
            <text:p>19</text:p>
          </table:table-cell>
          <table:table-cell office:value-type="string" calcext:value-type="string">
            <text:p>Verify resend? Option is resending the OTP </text:p>
          </table:table-cell>
          <table:table-cell office:value-type="string" calcext:value-type="string">
            <text:p><text:span text:style-name="T9">Open the browser</text:span></text:p>
            <text:p><text:span text:style-name="T10">Enter the URL as </text:span><text:span text:style-name="T10"><text:a xlink:href="http://www.flipkart.com/" xlink:type="simple"> </text:a></text:span></text:p>
            <text:p><text:span text:style-name="T9">Press Enter key</text:span></text:p>
            <text:p><text:span text:style-name="T9">Click on LogIn and Signup</text:span></text:p>
            <text:p><text:span text:style-name="T9">Enter the registered Phone Number</text:span></text:p>
            <text:p><text:span text:style-name="T9">Click on Forgot?</text:span></text:p>
            <text:p><text:span text:style-name="T9">Click On Resend?</text:span></text:p>
            <text:p><text:span text:style-name="T9">Verify whether it is resending the password to the given Phone number</text:span></text:p>
          </table:table-cell>
          <table:table-cell office:value-type="string" calcext:value-type="string">
            <text:p>Flipkart should resend the OTP to the given phone number</text:p>
          </table:table-cell>
          <table:table-cell table:number-columns-repeated="1020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Verify whether the request for OTP? Is sending the OTP</text:p>
          </table:table-cell>
          <table:table-cell office:value-type="string" calcext:value-type="string">
            <text:p><text:span text:style-name="T9">Open the browser</text:span></text:p>
            <text:p><text:span text:style-name="T10">Enter the URL as </text:span><text:span text:style-name="T10"><text:a xlink:href="http://www.flipkart.com/" xlink:type="simple"> </text:a></text:span></text:p>
            <text:p><text:span text:style-name="T9">Press Enter key</text:span></text:p>
            <text:p><text:span text:style-name="T9">Click on LogIn and Signup</text:span></text:p>
            <text:p><text:span text:style-name="T9">Enter the registered Phone Number</text:span></text:p>
            <text:p><text:span text:style-name="T9">Click on Forgot?</text:span></text:p>
            <text:p><text:span text:style-name="T9">Verify whether the OTP sent to the given phone number</text:span></text:p>
          </table:table-cell>
          <table:table-cell office:value-type="string" calcext:value-type="string">
            <text:p>Flipkart Login should send a OTP to the given Phonenumber</text:p>
          </table:table-cell>
          <table:table-cell table:number-columns-repeated="1020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1">00/00/0000</text:date>, <text:time style:data-style-name="N2" text:time-value="09:24:40.2066109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5T13:50:45.105924003</meta:creation-date>
    <dc:date>2019-03-21T11:26:40.572801829</dc:date>
    <meta:editing-duration>PT19H45M28S</meta:editing-duration>
    <meta:editing-cycles>21</meta:editing-cycles>
    <meta:generator>LibreOffice/6.0.3.2$Linux_X86_64 LibreOffice_project/00m0$Build-2</meta:generator>
    <meta:document-statistic meta:table-count="2" meta:cell-count="154" meta:object-count="0"/>
  </office:meta>
</office:document-meta>
</file>